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Pictures/10000201000000100000001050E20E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40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4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ff0000" style:text-align-source="fix" style:repeat-content="false" fo:border="0.002cm solid #000000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fo:background-color="#4c4c4c" style:text-align-source="fix" style:repeat-content="false" fo:border="0.002cm solid #000000"/>
      <style:paragraph-properties fo:text-align="start" fo:margin-left="0cm"/>
      <style:text-properties fo:color="#ffffff"/>
    </style:style>
    <style:style style:name="ce12" style:family="table-cell" style:parent-style-name="Default">
      <style:table-cell-properties fo:background-color="#000080" style:text-align-source="fix" style:repeat-content="false" fo:border="0.002cm solid #000000"/>
      <style:paragraph-properties fo:text-align="start" fo:margin-left="0cm"/>
      <style:text-properties fo:color="#ffffff"/>
    </style:style>
    <style:style style:name="ce1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fo:background-color="#99ccff" style:text-align-source="fix" style:repeat-content="false" fo:border="0.002cm solid #000000"/>
      <style:paragraph-properties fo:text-align="start" fo:margin-left="0cm"/>
    </style:style>
    <style:style style:name="ce17" style:family="table-cell" style:parent-style-name="Default">
      <style:table-cell-properties fo:background-color="#23ff23" style:text-align-source="fix" style:repeat-content="false" fo:border="0.002cm solid #000000"/>
      <style:paragraph-properties fo:text-align="start" fo:margin-left="0cm"/>
      <style:text-properties fo:color="#000000"/>
    </style:style>
    <style:style style:name="ce1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/>
    </style:style>
    <style:style style:name="ce19" style:family="table-cell" style:parent-style-name="Default">
      <style:table-cell-properties fo:background-color="#0047ff"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>
      <style:table-cell-properties fo:background-color="#6b0094" style:text-align-source="fix" style:repeat-content="false" fo:border="0.002cm solid #000000"/>
      <style:paragraph-properties fo:text-align="start" fo:margin-left="0cm"/>
      <style:text-properties fo:color="#ffffff"/>
    </style:style>
    <style:style style:name="ce21" style:family="table-cell" style:parent-style-name="Default">
      <style:table-cell-properties fo:background-color="#ffb515" style:text-align-source="fix" style:repeat-content="false" fo:border="0.002cm solid #000000"/>
      <style:paragraph-properties fo:text-align="start" fo:margin-left="0cm"/>
    </style:style>
    <style:style style:name="ce22" style:family="table-cell" style:parent-style-name="Default">
      <style:table-cell-properties fo:background-color="#9999cc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shapes>
          <draw:frame draw:z-index="2" draw:name="Grafik 2" draw:style-name="gr1" draw:text-style-name="P1" svg:width="0.423cm" svg:height="0.418cm" svg:x="3.48cm" svg:y="0.882cm">
            <draw:image xlink:href="Pictures/10000201000000100000001050E20E0B.png" xlink:type="simple" xlink:show="embed" xlink:actuate="onLoad">
              <text:p/>
            </draw:image>
          </draw:frame>
          <draw:frame draw:z-index="18" draw:name="Grafik 2" draw:style-name="gr1" draw:text-style-name="P1" svg:width="0.423cm" svg:height="0.417cm" svg:x="3.48cm" svg:y="10.796cm">
            <draw:image xlink:href="Pictures/10000201000000100000001050E20E0B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8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Beginn</text:p>
          </table:table-cell>
          <table:table-cell table:style-name="ce1" office:value-type="string">
            <text:p>Ende</text:p>
          </table:table-cell>
          <table:table-cell table:style-name="ce8" office:value-type="string">
            <text:p>Montag</text:p>
          </table:table-cell>
          <table:table-cell table:style-name="ce8" office:value-type="string">
            <text:p>Dienstag</text:p>
          </table:table-cell>
          <table:table-cell table:style-name="ce8" office:value-type="string">
            <text:p>Mittwoch</text:p>
          </table:table-cell>
          <table:table-cell table:style-name="ce8" office:value-type="string">
            <text:p>Donnerstag</text:p>
          </table:table-cell>
          <table:table-cell table:style-name="ce8" office:value-type="string">
            <text:p>Freitag</text:p>
          </table:table-cell>
          <table:table-cell table:style-name="ce23" table:number-columns-repeated="24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time" office:time-value="PT08H00M00S">
            <text:p>08:00</text:p>
          </table:table-cell>
          <table:table-cell table:style-name="ce6" office:value-type="time" office:time-value="PT08H45M00S">
            <text:p>08:45</text:p>
          </table:table-cell>
          <table:table-cell table:style-name="ce9" office:value-type="string">
            <text:p><text:s text:c="7"/>Französisch</text:p>
            <draw:frame table:end-cell-address="Stundenplan.D2" table:end-x="0.46cm" table:end-y="0.434cm" draw:z-index="0" draw:name="Grafik 12" draw:style-name="gr1" draw:text-style-name="P1" svg:width="0.404cm" svg:height="0.4cm" svg:x="0.056cm" svg:y="0.034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6" office:value-type="string">
            <text:p>Kunst</text:p>
          </table:table-cell>
          <table:table-cell table:style-name="ce19" office:value-type="string">
            <text:p><text:s text:c="7"/>Biologie</text:p>
            <draw:frame table:end-cell-address="Stundenplan.F3" table:end-x="0.451cm" table:end-y="0.008cm" draw:z-index="5" draw:name="Grafik 5" draw:style-name="gr1" draw:text-style-name="P1" svg:width="0.451cm" svg:height="0.479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0" office:value-type="string">
            <text:p><text:s text:c="7"/>Deutsch</text:p>
            <draw:frame table:end-cell-address="Stundenplan.G2" table:end-x="0.504cm" table:end-y="0.453cm" draw:z-index="10" draw:name="Grafik 10" draw:style-name="gr1" draw:text-style-name="P1" svg:width="0.504cm" svg:height="0.453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3"/>
          <table:table-cell table:number-columns-repeated="24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time" office:time-value="PT08H50M00S">
            <text:p>08:50</text:p>
          </table:table-cell>
          <table:table-cell table:style-name="ce6" office:value-type="time" office:time-value="PT09H35M00S">
            <text:p>09:35</text:p>
          </table:table-cell>
          <table:table-cell table:style-name="ce9" office:value-type="string">
            <text:p><text:s text:c="7"/>Französisch</text:p>
            <draw:frame table:end-cell-address="Stundenplan.D4" table:end-x="0.435cm" table:end-y="0.381cm" draw:z-index="1" draw:name="Grafik 1" draw:style-name="gr1" draw:text-style-name="P1" svg:width="0.423cm" svg:height="0.419cm" svg:x="0.012cm" svg:y="0.412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6" office:value-type="string">
            <text:p>Kunst</text:p>
          </table:table-cell>
          <table:table-cell table:style-name="ce19" office:value-type="string">
            <text:p><text:s text:c="7"/>Biologie</text:p>
            <draw:frame table:end-cell-address="Stundenplan.F3" table:end-x="0.451cm" table:end-y="0.433cm" draw:z-index="6" draw:name="Grafik 6" draw:style-name="gr1" draw:text-style-name="P1" svg:width="0.451cm" svg:height="0.433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0" office:value-type="string">
            <text:p><text:s text:c="7"/>Deutsch</text:p>
            <draw:frame table:end-cell-address="Stundenplan.G4" table:end-x="0.504cm" table:end-y="0.036cm" draw:z-index="11" draw:name="Grafik 11" draw:style-name="gr1" draw:text-style-name="P1" svg:width="0.504cm" svg:height="0.486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3"/>
          <table:table-cell table:number-columns-repeated="24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time" office:time-value="PT09H50M00S">
            <text:p>09:50</text:p>
          </table:table-cell>
          <table:table-cell table:style-name="ce6" office:value-type="time" office:time-value="PT10H35M00S">
            <text:p>10:35</text:p>
          </table:table-cell>
          <table:table-cell table:style-name="ce10" office:value-type="string">
            <text:p><text:s text:c="7"/>Deutsch</text:p>
            <draw:frame table:end-cell-address="Stundenplan.D5" table:end-x="0.435cm" table:end-y="0.382cm" draw:z-index="3" draw:name="Grafik 3" draw:style-name="gr1" draw:text-style-name="P1" svg:width="0.418cm" svg:height="0.418cm" svg:x="0.017cm" svg:y="0.414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2" office:value-type="string">
            <text:p>Mathe</text:p>
          </table:table-cell>
          <table:table-cell table:style-name="ce9" office:value-type="string">
            <text:p><text:s text:c="7"/>Französisch</text:p>
            <draw:frame table:end-cell-address="Stundenplan.F4" table:end-x="0.451cm" table:end-y="0.434cm" draw:z-index="7" draw:name="Grafik 7" draw:style-name="gr1" draw:text-style-name="P1" svg:width="0.451cm" svg:height="0.434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8" office:value-type="string">
            <text:p>Englisch</text:p>
          </table:table-cell>
          <table:table-cell table:style-name="ce13"/>
          <table:table-cell table:number-columns-repeated="24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time" office:time-value="PT10H40M00S">
            <text:p>10:40</text:p>
          </table:table-cell>
          <table:table-cell table:style-name="ce6" office:value-type="time" office:time-value="PT11H25M00S">
            <text:p>11:25</text:p>
          </table:table-cell>
          <table:table-cell table:style-name="ce11" office:value-type="string">
            <text:p><text:s text:c="7"/>Geschichte</text:p>
          </table:table-cell>
          <table:table-cell table:style-name="ce12" office:value-type="string">
            <text:p>Mathe</text:p>
          </table:table-cell>
          <table:table-cell table:style-name="ce20" office:value-type="string">
            <text:p>Physik</text:p>
          </table:table-cell>
          <table:table-cell table:style-name="ce18" office:value-type="string">
            <text:p>Englisch</text:p>
          </table:table-cell>
          <table:table-cell table:style-name="ce13"/>
          <table:table-cell table:number-columns-repeated="24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time" office:time-value="PT11H45M00S">
            <text:p>11:45</text:p>
          </table:table-cell>
          <table:table-cell table:style-name="ce6" office:value-type="time" office:time-value="PT12H30M00S">
            <text:p>12:30</text:p>
          </table:table-cell>
          <table:table-cell table:style-name="ce11" office:value-type="string">
            <text:p><text:s text:c="7"/>Geschichte</text:p>
            <draw:frame table:end-cell-address="Stundenplan.D7" table:end-x="0.408cm" table:end-y="0.012cm" draw:z-index="4" draw:name="Grafik 4" draw:style-name="gr1" draw:text-style-name="P1" svg:width="0.408cm" svg:height="0.462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7" office:value-type="string">
            <text:p>Chemie</text:p>
          </table:table-cell>
          <table:table-cell table:style-name="ce20" office:value-type="string">
            <text:p>Physik</text:p>
          </table:table-cell>
          <table:table-cell table:style-name="ce22" office:value-type="string">
            <text:p><text:s text:c="7"/>Politik/Wirt.</text:p>
            <draw:frame table:end-cell-address="Stundenplan.G6" table:end-x="0.504cm" table:end-y="0.436cm" draw:z-index="12" draw:name="Grafik 13" draw:style-name="gr1" draw:text-style-name="P1" svg:width="0.504cm" svg:height="0.436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22" office:value-type="string">
            <text:p><text:s text:c="7"/>Politik/Wirt.</text:p>
            <draw:frame table:end-cell-address="Stundenplan.H7" table:end-x="0.503cm" table:end-y="0.039cm" draw:z-index="14" draw:name="Grafik 15" draw:style-name="gr1" draw:text-style-name="P1" svg:width="0.503cm" svg:height="0.489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number-columns-repeated="24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time" office:time-value="PT12H35M00S">
            <text:p>12:35</text:p>
          </table:table-cell>
          <table:table-cell table:style-name="ce6" office:value-type="time" office:time-value="PT13H15M00S">
            <text:p>13:15</text:p>
          </table:table-cell>
          <table:table-cell table:style-name="ce12" office:value-type="string">
            <text:p>Mathe</text:p>
          </table:table-cell>
          <table:table-cell table:style-name="ce17" office:value-type="string">
            <text:p>Chemie</text:p>
          </table:table-cell>
          <table:table-cell table:style-name="ce13" office:value-type="string">
            <text:p><text:s text:c="7"/>Religion</text:p>
            <draw:frame table:end-cell-address="Stundenplan.F8" table:end-x="0.451cm" table:end-y="0.013cm" draw:z-index="8" draw:name="Grafik 8" draw:style-name="gr1" draw:text-style-name="P1" svg:width="0.451cm" svg:height="0.463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22" office:value-type="string">
            <text:p><text:s text:c="7"/>Politik/Wirt.</text:p>
            <draw:frame table:end-cell-address="Stundenplan.G7" table:end-x="0.504cm" table:end-y="0.436cm" draw:z-index="13" draw:name="Grafik 14" draw:style-name="gr1" draw:text-style-name="P1" svg:width="0.504cm" svg:height="0.436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9" office:value-type="string">
            <text:p><text:s text:c="7"/>Biologie</text:p>
            <draw:frame table:end-cell-address="Stundenplan.H7" table:end-x="0.503cm" table:end-y="0.436cm" draw:z-index="15" draw:name="Grafik 16" draw:style-name="gr1" draw:text-style-name="P1" svg:width="0.503cm" svg:height="0.436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number-columns-repeated="24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time" office:time-value="PT13H20M00S">
            <text:p>13:20</text:p>
          </table:table-cell>
          <table:table-cell table:style-name="ce6" office:value-type="time" office:time-value="PT14H00M00S">
            <text:p>14:00</text:p>
          </table:table-cell>
          <table:table-cell table:style-name="ce13"/>
          <table:table-cell table:style-name="ce18" office:value-type="string">
            <text:p>Englisch</text:p>
          </table:table-cell>
          <table:table-cell table:style-name="ce13" office:value-type="string">
            <text:p><text:s text:c="7"/>Religion</text:p>
            <draw:frame table:end-cell-address="Stundenplan.F8" table:end-x="0.451cm" table:end-y="0.437cm" draw:z-index="9" draw:name="Grafik 9" draw:style-name="gr1" draw:text-style-name="P1" svg:width="0.451cm" svg:height="0.437cm" svg:x="0cm" svg:y="0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7" office:value-type="string">
            <text:p>Chemie</text:p>
          </table:table-cell>
          <table:table-cell table:style-name="ce13"/>
          <table:table-cell table:number-columns-repeated="24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time" office:time-value="PT14H05M00S">
            <text:p>14:05</text:p>
          </table:table-cell>
          <table:table-cell table:style-name="ce6" office:value-type="time" office:time-value="PT14H45M00S">
            <text:p>14:45</text:p>
          </table:table-cell>
          <table:table-cell table:style-name="ce13" table:number-columns-repeated="5"/>
          <table:table-cell table:number-columns-repeated="24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time" office:time-value="PT14H45M00S">
            <text:p>14:45</text:p>
          </table:table-cell>
          <table:table-cell table:style-name="ce6" office:value-type="time" office:time-value="PT15H30M00S">
            <text:p>15:30</text:p>
          </table:table-cell>
          <table:table-cell table:style-name="ce13" office:value-type="string">
            <text:p>Sport</text:p>
          </table:table-cell>
          <table:table-cell table:style-name="ce13"/>
          <table:table-cell table:style-name="ce21" office:value-type="string">
            <text:p><text:s text:c="7"/>Informatik</text:p>
          </table:table-cell>
          <table:table-cell table:style-name="ce13" table:number-columns-repeated="2"/>
          <table:table-cell table:number-columns-repeated="24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time" office:time-value="PT15H30M00S">
            <text:p>15:30</text:p>
          </table:table-cell>
          <table:table-cell table:style-name="ce6" office:value-type="time" office:time-value="PT16H15M00S">
            <text:p>16:15</text:p>
          </table:table-cell>
          <table:table-cell table:style-name="ce13" office:value-type="string">
            <text:p>Sport</text:p>
          </table:table-cell>
          <table:table-cell table:style-name="ce13"/>
          <table:table-cell table:style-name="ce21" office:value-type="string">
            <text:p><text:s text:c="7"/>Informatik</text:p>
          </table:table-cell>
          <table:table-cell table:style-name="ce13" table:number-columns-repeated="2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Beginn</text:p>
          </table:table-cell>
          <table:table-cell table:style-name="ce4" office:value-type="string">
            <text:p>Ende</text:p>
          </table:table-cell>
          <table:table-cell table:style-name="ce14" office:value-type="string">
            <text:p>Montag</text:p>
          </table:table-cell>
          <table:table-cell table:style-name="ce14" office:value-type="string">
            <text:p>Dienstag</text:p>
          </table:table-cell>
          <table:table-cell table:style-name="ce14" office:value-type="string">
            <text:p>Mittwoch</text:p>
            <draw:frame table:end-cell-address="Stundenplan.F25" table:end-x="0.451cm" table:end-y="0.025cm" draw:z-index="21" draw:name="Grafik 5" draw:style-name="gr1" draw:text-style-name="P1" svg:width="0.451cm" svg:height="0.477cm" svg:x="0cm" svg:y="0.447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4" office:value-type="string">
            <text:p>Donnerstag</text:p>
            <draw:frame table:end-cell-address="Stundenplan.G24" table:end-x="0.504cm" table:end-y="0.448cm" draw:z-index="26" draw:name="Grafik 10" draw:style-name="gr1" draw:text-style-name="P1" svg:width="0.504cm" svg:height="0.451cm" svg:x="0cm" svg:y="0.447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4" office:value-type="string">
            <text:p>Freitag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time" office:time-value="PT08H00M00S">
            <text:p>08:00</text:p>
          </table:table-cell>
          <table:table-cell table:style-name="ce7" office:value-type="time" office:time-value="PT08H45M00S">
            <text:p>08:45</text:p>
          </table:table-cell>
          <table:table-cell table:style-name="ce15" office:value-type="string">
            <text:p><text:s text:c="7"/>Französisch</text:p>
            <draw:frame table:end-cell-address="Stundenplan.D24" table:end-x="0.46cm" table:end-y="0.429cm" draw:z-index="16" draw:name="Grafik 12" draw:style-name="gr1" draw:text-style-name="P1" svg:width="0.404cm" svg:height="0.398cm" svg:x="0.056cm" svg:y="0.031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Kunst</text:p>
          </table:table-cell>
          <table:table-cell table:style-name="ce15" office:value-type="string">
            <text:p><text:s text:c="7"/>Biologie</text:p>
          </table:table-cell>
          <table:table-cell table:style-name="ce15" office:value-type="string">
            <text:p><text:s text:c="7"/>Deutsch</text:p>
          </table:table-cell>
          <table:table-cell table:style-name="ce15"/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office:value-type="time" office:time-value="PT08H50M00S">
            <text:p>08:50</text:p>
          </table:table-cell>
          <table:table-cell table:style-name="ce7" office:value-type="time" office:time-value="PT09H35M00S">
            <text:p>09:35</text:p>
          </table:table-cell>
          <table:table-cell table:style-name="ce15" office:value-type="string">
            <text:p><text:s text:c="7"/>Französisch</text:p>
            <draw:frame table:end-cell-address="Stundenplan.D26" table:end-x="0.435cm" table:end-y="0.395cm" draw:z-index="17" draw:name="Grafik 1" draw:style-name="gr1" draw:text-style-name="P1" svg:width="0.423cm" svg:height="0.418cm" svg:x="0.012cm" svg:y="0.427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Kunst</text:p>
          </table:table-cell>
          <table:table-cell table:style-name="ce15" office:value-type="string">
            <text:p><text:s text:c="7"/>Biologie</text:p>
            <draw:frame table:end-cell-address="Stundenplan.F25" table:end-x="0.451cm" table:end-y="0.448cm" draw:z-index="22" draw:name="Grafik 6" draw:style-name="gr1" draw:text-style-name="P1" svg:width="0.451cm" svg:height="0.431cm" svg:x="0cm" svg:y="0.017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<text:s text:c="7"/>Deutsch</text:p>
            <draw:frame table:end-cell-address="Stundenplan.G26" table:end-x="0.504cm" table:end-y="0.051cm" draw:z-index="27" draw:name="Grafik 11" draw:style-name="gr1" draw:text-style-name="P1" svg:width="0.504cm" svg:height="0.484cm" svg:x="0cm" svg:y="0.017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/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office:value-type="time" office:time-value="PT09H50M00S">
            <text:p>09:50</text:p>
          </table:table-cell>
          <table:table-cell table:style-name="ce7" office:value-type="time" office:time-value="PT10H35M00S">
            <text:p>10:35</text:p>
          </table:table-cell>
          <table:table-cell table:style-name="ce15" office:value-type="string">
            <text:p><text:s text:c="7"/>Deutsch</text:p>
            <draw:frame table:end-cell-address="Stundenplan.D27" table:end-x="0.435cm" table:end-y="0.394cm" draw:z-index="19" draw:name="Grafik 3" draw:style-name="gr1" draw:text-style-name="P1" svg:width="0.418cm" svg:height="0.417cm" svg:x="0.017cm" svg:y="0.427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Mathe</text:p>
          </table:table-cell>
          <table:table-cell table:style-name="ce15" office:value-type="string">
            <text:p><text:s text:c="7"/>Französisch</text:p>
            <draw:frame table:end-cell-address="Stundenplan.F26" table:end-x="0.451cm" table:end-y="0.447cm" draw:z-index="23" draw:name="Grafik 7" draw:style-name="gr1" draw:text-style-name="P1" svg:width="0.451cm" svg:height="0.432cm" svg:x="0cm" svg:y="0.015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Englisch</text:p>
          </table:table-cell>
          <table:table-cell table:style-name="ce15"/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office:value-type="time" office:time-value="PT10H40M00S">
            <text:p>10:40</text:p>
          </table:table-cell>
          <table:table-cell table:style-name="ce7" office:value-type="time" office:time-value="PT11H25M00S">
            <text:p>11:25</text:p>
          </table:table-cell>
          <table:table-cell table:style-name="ce15" office:value-type="string">
            <text:p><text:s text:c="7"/>Geschichte</text:p>
          </table:table-cell>
          <table:table-cell table:style-name="ce15" office:value-type="string">
            <text:p>Mathe</text:p>
          </table:table-cell>
          <table:table-cell table:style-name="ce15" office:value-type="string">
            <text:p>Physik</text:p>
          </table:table-cell>
          <table:table-cell table:style-name="ce15" office:value-type="string">
            <text:p>Englisch</text:p>
          </table:table-cell>
          <table:table-cell table:style-name="ce15"/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office:value-type="time" office:time-value="PT11H45M00S">
            <text:p>11:45</text:p>
          </table:table-cell>
          <table:table-cell table:style-name="ce7" office:value-type="time" office:time-value="PT12H30M00S">
            <text:p>12:30</text:p>
          </table:table-cell>
          <table:table-cell table:style-name="ce15" office:value-type="string">
            <text:p><text:s text:c="7"/>Geschichte</text:p>
            <draw:frame table:end-cell-address="Stundenplan.D29" table:end-x="0.408cm" table:end-y="0.021cm" draw:z-index="20" draw:name="Grafik 4" draw:style-name="gr1" draw:text-style-name="P1" svg:width="0.408cm" svg:height="0.46cm" svg:x="0cm" svg:y="0.011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Chemie</text:p>
          </table:table-cell>
          <table:table-cell table:style-name="ce15" office:value-type="string">
            <text:p>Physik</text:p>
          </table:table-cell>
          <table:table-cell table:style-name="ce15" office:value-type="string">
            <text:p><text:s text:c="7"/>Politik/Wirt.</text:p>
            <draw:frame table:end-cell-address="Stundenplan.G28" table:end-x="0.504cm" table:end-y="0.446cm" draw:z-index="28" draw:name="Grafik 13" draw:style-name="gr1" draw:text-style-name="P1" svg:width="0.504cm" svg:height="0.435cm" svg:x="0cm" svg:y="0.011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<text:s text:c="7"/>Politik/Wirt.</text:p>
            <draw:frame table:end-cell-address="Stundenplan.H29" table:end-x="0.503cm" table:end-y="0.048cm" draw:z-index="30" draw:name="Grafik 15" draw:style-name="gr1" draw:text-style-name="P1" svg:width="0.503cm" svg:height="0.487cm" svg:x="0cm" svg:y="0.011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office:value-type="time" office:time-value="PT12H35M00S">
            <text:p>12:35</text:p>
          </table:table-cell>
          <table:table-cell table:style-name="ce7" office:value-type="time" office:time-value="PT13H15M00S">
            <text:p>13:15</text:p>
          </table:table-cell>
          <table:table-cell table:style-name="ce15" office:value-type="string">
            <text:p>Mathe</text:p>
          </table:table-cell>
          <table:table-cell table:style-name="ce15" office:value-type="string">
            <text:p>Chemie</text:p>
          </table:table-cell>
          <table:table-cell table:style-name="ce15" office:value-type="string">
            <text:p><text:s text:c="7"/>Religion</text:p>
            <draw:frame table:end-cell-address="Stundenplan.F30" table:end-x="0.451cm" table:end-y="0.021cm" draw:z-index="24" draw:name="Grafik 8" draw:style-name="gr1" draw:text-style-name="P1" svg:width="0.451cm" svg:height="0.461cm" svg:x="0cm" svg:y="0.01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<text:s text:c="7"/>Politik/Wirt.</text:p>
            <draw:frame table:end-cell-address="Stundenplan.G29" table:end-x="0.504cm" table:end-y="0.444cm" draw:z-index="29" draw:name="Grafik 14" draw:style-name="gr1" draw:text-style-name="P1" svg:width="0.504cm" svg:height="0.434cm" svg:x="0cm" svg:y="0.01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<text:s text:c="7"/>Biologie</text:p>
            <draw:frame table:end-cell-address="Stundenplan.H29" table:end-x="0.503cm" table:end-y="0.444cm" draw:z-index="31" draw:name="Grafik 16" draw:style-name="gr1" draw:text-style-name="P1" svg:width="0.503cm" svg:height="0.434cm" svg:x="0cm" svg:y="0.01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office:value-type="time" office:time-value="PT13H20M00S">
            <text:p>13:20</text:p>
          </table:table-cell>
          <table:table-cell table:style-name="ce7" office:value-type="time" office:time-value="PT14H00M00S">
            <text:p>14:00</text:p>
          </table:table-cell>
          <table:table-cell table:style-name="ce15"/>
          <table:table-cell table:style-name="ce15" office:value-type="string">
            <text:p>Englisch</text:p>
          </table:table-cell>
          <table:table-cell table:style-name="ce15" office:value-type="string">
            <text:p><text:s text:c="7"/>Religion</text:p>
            <draw:frame table:end-cell-address="Stundenplan.F30" table:end-x="0.451cm" table:end-y="0.443cm" draw:z-index="25" draw:name="Grafik 9" draw:style-name="gr1" draw:text-style-name="P1" svg:width="0.451cm" svg:height="0.435cm" svg:x="0cm" svg:y="0.008cm">
              <draw:image xlink:href="Pictures/10000201000000100000001050E20E0B.png" xlink:type="simple" xlink:show="embed" xlink:actuate="onLoad">
                <text:p/>
              </draw:image>
            </draw:frame>
          </table:table-cell>
          <table:table-cell table:style-name="ce15" office:value-type="string">
            <text:p>Chemie</text:p>
          </table:table-cell>
          <table:table-cell table:style-name="ce15"/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office:value-type="time" office:time-value="PT14H05M00S">
            <text:p>14:05</text:p>
          </table:table-cell>
          <table:table-cell table:style-name="ce7" office:value-type="time" office:time-value="PT14H45M00S">
            <text:p>14:45</text:p>
          </table:table-cell>
          <table:table-cell table:style-name="ce15" table:number-columns-repeated="5"/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office:value-type="time" office:time-value="PT14H45M00S">
            <text:p>14:45</text:p>
          </table:table-cell>
          <table:table-cell table:style-name="ce7" office:value-type="time" office:time-value="PT15H30M00S">
            <text:p>15:30</text:p>
          </table:table-cell>
          <table:table-cell table:style-name="ce15" table:number-columns-repeated="2"/>
          <table:table-cell table:style-name="ce15" office:value-type="string">
            <text:p><text:s text:c="7"/>Informatik</text:p>
          </table:table-cell>
          <table:table-cell table:style-name="ce15" table:number-columns-repeated="2"/>
          <table:table-cell table:style-name="Default"/>
          <table:table-cell table:number-columns-repeated="247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office:value-type="time" office:time-value="PT15H30M00S">
            <text:p>15:30</text:p>
          </table:table-cell>
          <table:table-cell table:style-name="ce7" office:value-type="time" office:time-value="PT16H15M00S">
            <text:p>16:15</text:p>
          </table:table-cell>
          <table:table-cell table:style-name="ce15" table:number-columns-repeated="2"/>
          <table:table-cell table:style-name="ce15" office:value-type="string">
            <text:p><text:s text:c="7"/>Informatik</text:p>
          </table:table-cell>
          <table:table-cell table:style-name="ce15" table:number-columns-repeated="2"/>
          <table:table-cell table:style-name="Default"/>
          <table:table-cell table:number-columns-repeated="247"/>
        </table:table-row>
        <table:table-row table:style-name="ro1" table:number-rows-repeated="6">
          <table:table-cell table:style-name="Default" table:number-columns-repeated="9"/>
          <table:table-cell table:number-columns-repeated="247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160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1">21.02.2009</text:date>, <text:time>17:05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bias Schulz</meta:initial-creator>
    <meta:creation-date>2009-02-11T18:04:53</meta:creation-date>
    <dc:creator>Tobias Schulz</dc:creator>
    <dc:date>2009-02-21T17:05:24</dc:date>
    <meta:printed-by>Tobias Schulz</meta:printed-by>
    <meta:print-date>2009-02-21T17:03:56</meta:print-date>
    <meta:editing-cycles>16</meta:editing-cycles>
    <meta:editing-duration>PT3H47M27S</meta:editing-duration>
    <meta:user-defined meta:name="Info 1"/>
    <meta:user-defined meta:name="Info 2"/>
    <meta:user-defined meta:name="Info 3"/>
    <meta:user-defined meta:name="Info 4"/>
    <meta:document-statistic meta:table-count="3" meta:cell-count="140" meta:object-count="32"/>
  </office:meta>
</office:document-meta>
</file>